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200"/>
    </style:style>
    <style:style style:name="gr2" style:family="graphic" style:parent-style-name="standard">
      <style:graphic-properties draw:stroke="solid" svg:stroke-width="0.001cm" svg:stroke-color="#000000" draw:stroke-linejoin="round" svg:stroke-linecap="butt" draw:fill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8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8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5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1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3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6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8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7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6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2cm" fo:padding-top="0cm" fo:padding-bottom="0cm" fo:padding-left="0cm" fo:padding-right="0cm"/>
    </style:style>
    <style:style style:name="P1" style:family="paragraph">
      <loext:graphic-properties draw:fill="solid" draw:fill-color="#fff200"/>
      <style:text-properties fo:font-size="8pt"/>
    </style:style>
    <style:style style:name="P2" style:family="paragraph">
      <loext:graphic-properties draw:fill="none"/>
      <style:text-properties fo:font-size="8pt"/>
    </style:style>
    <style:style style:name="P3" style:family="paragraph">
      <style:paragraph-properties fo:text-align="start" style:writing-mode="lr-tb"/>
      <style:text-properties fo:font-size="8pt"/>
    </style:style>
    <style:style style:name="P4" style:family="paragraph">
      <loext:graphic-properties draw:fill="none"/>
      <style:paragraph-properties fo:text-align="start" style:writing-mode="lr-tb"/>
      <style:text-properties fo:font-size="8pt" style:font-size-asian="10pt" style:font-size-complex="10pt"/>
    </style:style>
    <style:style style:name="T1" style:family="text">
      <style:text-properties fo:color="#000000" style:font-name="Liberation Sans2" style:font-size-asian="10pt" style:font-name-complex="Liberation Sans2" style:font-size-complex="10pt"/>
    </style:style>
    <style:style style:name="T2" style:family="text">
      <style:text-properties fo:color="#000000" style:font-name="Liberation Sans2" fo:font-weight="bold" style:font-size-asian="10pt" style:font-weight-asian="bold" style:font-name-complex="Liberation Sans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274cm" svg:height="0.453cm" svg:x="4.858cm" svg:y="6.806cm" svg:viewBox="0 0 9275 454" draw:points="0,454 9275,454 9275,0 0,0">
          <text:p/>
        </draw:polygon>
        <draw:line draw:style-name="gr2" draw:text-style-name="P2" draw:layer="layout" svg:x1="4.859cm" svg:y1="0.946cm" svg:x2="14.135cm" svg:y2="0.946cm">
          <text:p/>
        </draw:line>
        <draw:line draw:style-name="gr2" draw:text-style-name="P2" draw:layer="layout" svg:x1="0.249cm" svg:y1="1.397cm" svg:x2="14.135cm" svg:y2="1.397cm">
          <text:p/>
        </draw:line>
        <draw:line draw:style-name="gr2" draw:text-style-name="P2" draw:layer="layout" svg:x1="0.249cm" svg:y1="1.849cm" svg:x2="14.135cm" svg:y2="1.849cm">
          <text:p/>
        </draw:line>
        <draw:line draw:style-name="gr2" draw:text-style-name="P2" draw:layer="layout" svg:x1="0.249cm" svg:y1="5.457cm" svg:x2="14.135cm" svg:y2="5.457cm">
          <text:p/>
        </draw:line>
        <draw:line draw:style-name="gr2" draw:text-style-name="P2" draw:layer="layout" svg:x1="0.249cm" svg:y1="5.908cm" svg:x2="14.135cm" svg:y2="5.908cm">
          <text:p/>
        </draw:line>
        <draw:line draw:style-name="gr2" draw:text-style-name="P2" draw:layer="layout" svg:x1="0.249cm" svg:y1="8.162cm" svg:x2="14.135cm" svg:y2="8.162cm">
          <text:p/>
        </draw:line>
        <draw:line draw:style-name="gr2" draw:text-style-name="P2" draw:layer="layout" svg:x1="0.249cm" svg:y1="8.613cm" svg:x2="14.135cm" svg:y2="8.613cm">
          <text:p/>
        </draw:line>
        <draw:line draw:style-name="gr2" draw:text-style-name="P2" draw:layer="layout" svg:x1="0.249cm" svg:y1="10.869cm" svg:x2="14.135cm" svg:y2="10.869cm">
          <text:p/>
        </draw:line>
        <draw:line draw:style-name="gr2" draw:text-style-name="P2" draw:layer="layout" svg:x1="0.249cm" svg:y1="11.32cm" svg:x2="14.135cm" svg:y2="11.32cm">
          <text:p/>
        </draw:line>
        <draw:line draw:style-name="gr2" draw:text-style-name="P2" draw:layer="layout" svg:x1="0.249cm" svg:y1="13.574cm" svg:x2="14.135cm" svg:y2="13.574cm">
          <text:p/>
        </draw:line>
        <draw:line draw:style-name="gr2" draw:text-style-name="P2" draw:layer="layout" svg:x1="0.249cm" svg:y1="13.574cm" svg:x2="14.135cm" svg:y2="13.574cm">
          <text:p/>
        </draw:line>
        <draw:line draw:style-name="gr2" draw:text-style-name="P2" draw:layer="layout" svg:x1="0.251cm" svg:y1="1.397cm" svg:x2="0.251cm" svg:y2="13.575cm">
          <text:p/>
        </draw:line>
        <draw:line draw:style-name="gr2" draw:text-style-name="P2" draw:layer="layout" svg:x1="4.861cm" svg:y1="0.946cm" svg:x2="4.861cm" svg:y2="13.575cm">
          <text:p/>
        </draw:line>
        <draw:line draw:style-name="gr2" draw:text-style-name="P2" draw:layer="layout" svg:x1="9.497cm" svg:y1="0.946cm" svg:x2="9.497cm" svg:y2="1.399cm">
          <text:p/>
        </draw:line>
        <draw:line draw:style-name="gr2" draw:text-style-name="P2" draw:layer="layout" svg:x1="14.135cm" svg:y1="0.946cm" svg:x2="14.135cm" svg:y2="1.399cm">
          <text:p/>
        </draw:line>
        <draw:line draw:style-name="gr2" draw:text-style-name="P2" draw:layer="layout" svg:x1="9.497cm" svg:y1="1.397cm" svg:x2="9.497cm" svg:y2="1.85cm">
          <text:p/>
        </draw:line>
        <draw:line draw:style-name="gr2" draw:text-style-name="P2" draw:layer="layout" svg:x1="14.135cm" svg:y1="1.397cm" svg:x2="14.135cm" svg:y2="1.85cm">
          <text:p/>
        </draw:line>
        <draw:line draw:style-name="gr2" draw:text-style-name="P2" draw:layer="layout" svg:x1="9.497cm" svg:y1="1.847cm" svg:x2="9.497cm" svg:y2="2.3cm">
          <text:p/>
        </draw:line>
        <draw:line draw:style-name="gr2" draw:text-style-name="P2" draw:layer="layout" svg:x1="14.135cm" svg:y1="1.847cm" svg:x2="14.135cm" svg:y2="2.3cm">
          <text:p/>
        </draw:line>
        <draw:line draw:style-name="gr2" draw:text-style-name="P2" draw:layer="layout" svg:x1="9.497cm" svg:y1="2.3cm" svg:x2="9.497cm" svg:y2="2.75cm">
          <text:p/>
        </draw:line>
        <draw:line draw:style-name="gr2" draw:text-style-name="P2" draw:layer="layout" svg:x1="14.135cm" svg:y1="2.3cm" svg:x2="14.135cm" svg:y2="2.75cm">
          <text:p/>
        </draw:line>
        <draw:line draw:style-name="gr2" draw:text-style-name="P2" draw:layer="layout" svg:x1="9.497cm" svg:y1="2.75cm" svg:x2="9.497cm" svg:y2="3.201cm">
          <text:p/>
        </draw:line>
        <draw:line draw:style-name="gr2" draw:text-style-name="P2" draw:layer="layout" svg:x1="14.135cm" svg:y1="2.75cm" svg:x2="14.135cm" svg:y2="3.201cm">
          <text:p/>
        </draw:line>
        <draw:line draw:style-name="gr2" draw:text-style-name="P2" draw:layer="layout" svg:x1="9.497cm" svg:y1="3.201cm" svg:x2="9.497cm" svg:y2="3.653cm">
          <text:p/>
        </draw:line>
        <draw:line draw:style-name="gr2" draw:text-style-name="P2" draw:layer="layout" svg:x1="14.135cm" svg:y1="3.201cm" svg:x2="14.135cm" svg:y2="3.653cm">
          <text:p/>
        </draw:line>
        <draw:line draw:style-name="gr2" draw:text-style-name="P2" draw:layer="layout" svg:x1="9.497cm" svg:y1="3.653cm" svg:x2="9.497cm" svg:y2="4.104cm">
          <text:p/>
        </draw:line>
        <draw:line draw:style-name="gr2" draw:text-style-name="P2" draw:layer="layout" svg:x1="14.135cm" svg:y1="3.653cm" svg:x2="14.135cm" svg:y2="4.104cm">
          <text:p/>
        </draw:line>
        <draw:line draw:style-name="gr2" draw:text-style-name="P2" draw:layer="layout" svg:x1="9.497cm" svg:y1="4.104cm" svg:x2="9.497cm" svg:y2="4.554cm">
          <text:p/>
        </draw:line>
        <draw:line draw:style-name="gr2" draw:text-style-name="P2" draw:layer="layout" svg:x1="14.135cm" svg:y1="4.104cm" svg:x2="14.135cm" svg:y2="4.554cm">
          <text:p/>
        </draw:line>
        <draw:line draw:style-name="gr2" draw:text-style-name="P2" draw:layer="layout" svg:x1="9.497cm" svg:y1="4.554cm" svg:x2="9.497cm" svg:y2="5.005cm">
          <text:p/>
        </draw:line>
        <draw:line draw:style-name="gr2" draw:text-style-name="P2" draw:layer="layout" svg:x1="14.135cm" svg:y1="4.554cm" svg:x2="14.135cm" svg:y2="5.005cm">
          <text:p/>
        </draw:line>
        <draw:line draw:style-name="gr2" draw:text-style-name="P2" draw:layer="layout" svg:x1="9.497cm" svg:y1="5.005cm" svg:x2="9.497cm" svg:y2="5.458cm">
          <text:p/>
        </draw:line>
        <draw:line draw:style-name="gr2" draw:text-style-name="P2" draw:layer="layout" svg:x1="14.135cm" svg:y1="5.005cm" svg:x2="14.135cm" svg:y2="5.458cm">
          <text:p/>
        </draw:line>
        <draw:line draw:style-name="gr2" draw:text-style-name="P2" draw:layer="layout" svg:x1="9.497cm" svg:y1="5.455cm" svg:x2="9.497cm" svg:y2="5.908cm">
          <text:p/>
        </draw:line>
        <draw:line draw:style-name="gr2" draw:text-style-name="P2" draw:layer="layout" svg:x1="14.135cm" svg:y1="5.455cm" svg:x2="14.135cm" svg:y2="5.908cm">
          <text:p/>
        </draw:line>
        <draw:line draw:style-name="gr2" draw:text-style-name="P2" draw:layer="layout" svg:x1="9.497cm" svg:y1="5.906cm" svg:x2="9.497cm" svg:y2="6.358cm">
          <text:p/>
        </draw:line>
        <draw:line draw:style-name="gr2" draw:text-style-name="P2" draw:layer="layout" svg:x1="14.135cm" svg:y1="5.906cm" svg:x2="14.135cm" svg:y2="6.358cm">
          <text:p/>
        </draw:line>
        <draw:line draw:style-name="gr2" draw:text-style-name="P2" draw:layer="layout" svg:x1="9.497cm" svg:y1="6.358cm" svg:x2="9.497cm" svg:y2="6.809cm">
          <text:p/>
        </draw:line>
        <draw:line draw:style-name="gr2" draw:text-style-name="P2" draw:layer="layout" svg:x1="14.135cm" svg:y1="6.358cm" svg:x2="14.135cm" svg:y2="6.809cm">
          <text:p/>
        </draw:line>
        <draw:line draw:style-name="gr2" draw:text-style-name="P2" draw:layer="layout" svg:x1="9.497cm" svg:y1="6.809cm" svg:x2="9.497cm" svg:y2="7.261cm">
          <text:p/>
        </draw:line>
        <draw:line draw:style-name="gr2" draw:text-style-name="P2" draw:layer="layout" svg:x1="14.135cm" svg:y1="6.809cm" svg:x2="14.135cm" svg:y2="7.261cm">
          <text:p/>
        </draw:line>
        <draw:line draw:style-name="gr2" draw:text-style-name="P2" draw:layer="layout" svg:x1="9.497cm" svg:y1="7.261cm" svg:x2="9.497cm" svg:y2="7.712cm">
          <text:p/>
        </draw:line>
        <draw:line draw:style-name="gr2" draw:text-style-name="P2" draw:layer="layout" svg:x1="14.135cm" svg:y1="7.261cm" svg:x2="14.135cm" svg:y2="7.712cm">
          <text:p/>
        </draw:line>
        <draw:line draw:style-name="gr2" draw:text-style-name="P2" draw:layer="layout" svg:x1="9.497cm" svg:y1="7.712cm" svg:x2="9.497cm" svg:y2="8.163cm">
          <text:p/>
        </draw:line>
        <draw:line draw:style-name="gr2" draw:text-style-name="P2" draw:layer="layout" svg:x1="14.135cm" svg:y1="7.712cm" svg:x2="14.135cm" svg:y2="8.163cm">
          <text:p/>
        </draw:line>
        <draw:line draw:style-name="gr2" draw:text-style-name="P2" draw:layer="layout" svg:x1="9.497cm" svg:y1="8.162cm" svg:x2="9.497cm" svg:y2="8.615cm">
          <text:p/>
        </draw:line>
        <draw:line draw:style-name="gr2" draw:text-style-name="P2" draw:layer="layout" svg:x1="14.135cm" svg:y1="8.162cm" svg:x2="14.135cm" svg:y2="8.615cm">
          <text:p/>
        </draw:line>
        <draw:line draw:style-name="gr2" draw:text-style-name="P2" draw:layer="layout" svg:x1="9.497cm" svg:y1="8.613cm" svg:x2="9.497cm" svg:y2="9.065cm">
          <text:p/>
        </draw:line>
        <draw:line draw:style-name="gr2" draw:text-style-name="P2" draw:layer="layout" svg:x1="14.135cm" svg:y1="8.613cm" svg:x2="14.135cm" svg:y2="9.065cm">
          <text:p/>
        </draw:line>
        <draw:line draw:style-name="gr2" draw:text-style-name="P2" draw:layer="layout" svg:x1="9.497cm" svg:y1="9.065cm" svg:x2="9.497cm" svg:y2="9.516cm">
          <text:p/>
        </draw:line>
        <draw:line draw:style-name="gr2" draw:text-style-name="P2" draw:layer="layout" svg:x1="14.135cm" svg:y1="9.065cm" svg:x2="14.135cm" svg:y2="9.516cm">
          <text:p/>
        </draw:line>
        <draw:line draw:style-name="gr2" draw:text-style-name="P2" draw:layer="layout" svg:x1="9.497cm" svg:y1="9.516cm" svg:x2="9.497cm" svg:y2="9.966cm">
          <text:p/>
        </draw:line>
        <draw:line draw:style-name="gr2" draw:text-style-name="P2" draw:layer="layout" svg:x1="14.135cm" svg:y1="9.516cm" svg:x2="14.135cm" svg:y2="9.966cm">
          <text:p/>
        </draw:line>
        <draw:line draw:style-name="gr2" draw:text-style-name="P2" draw:layer="layout" svg:x1="9.497cm" svg:y1="9.966cm" svg:x2="9.497cm" svg:y2="10.417cm">
          <text:p/>
        </draw:line>
        <draw:line draw:style-name="gr2" draw:text-style-name="P2" draw:layer="layout" svg:x1="14.135cm" svg:y1="9.966cm" svg:x2="14.135cm" svg:y2="10.417cm">
          <text:p/>
        </draw:line>
        <draw:line draw:style-name="gr2" draw:text-style-name="P2" draw:layer="layout" svg:x1="9.497cm" svg:y1="10.417cm" svg:x2="9.497cm" svg:y2="10.87cm">
          <text:p/>
        </draw:line>
        <draw:line draw:style-name="gr2" draw:text-style-name="P2" draw:layer="layout" svg:x1="14.135cm" svg:y1="10.417cm" svg:x2="14.135cm" svg:y2="10.87cm">
          <text:p/>
        </draw:line>
        <draw:line draw:style-name="gr2" draw:text-style-name="P2" draw:layer="layout" svg:x1="9.497cm" svg:y1="10.867cm" svg:x2="9.497cm" svg:y2="11.32cm">
          <text:p/>
        </draw:line>
        <draw:line draw:style-name="gr2" draw:text-style-name="P2" draw:layer="layout" svg:x1="14.135cm" svg:y1="10.867cm" svg:x2="14.135cm" svg:y2="11.32cm">
          <text:p/>
        </draw:line>
        <draw:line draw:style-name="gr2" draw:text-style-name="P2" draw:layer="layout" svg:x1="9.497cm" svg:y1="11.319cm" svg:x2="9.497cm" svg:y2="11.77cm">
          <text:p/>
        </draw:line>
        <draw:line draw:style-name="gr2" draw:text-style-name="P2" draw:layer="layout" svg:x1="14.135cm" svg:y1="11.319cm" svg:x2="14.135cm" svg:y2="11.77cm">
          <text:p/>
        </draw:line>
        <draw:line draw:style-name="gr2" draw:text-style-name="P2" draw:layer="layout" svg:x1="9.497cm" svg:y1="11.77cm" svg:x2="9.497cm" svg:y2="12.221cm">
          <text:p/>
        </draw:line>
        <draw:line draw:style-name="gr2" draw:text-style-name="P2" draw:layer="layout" svg:x1="14.135cm" svg:y1="11.77cm" svg:x2="14.135cm" svg:y2="12.221cm">
          <text:p/>
        </draw:line>
        <draw:line draw:style-name="gr2" draw:text-style-name="P2" draw:layer="layout" svg:x1="9.497cm" svg:y1="12.221cm" svg:x2="9.497cm" svg:y2="12.673cm">
          <text:p/>
        </draw:line>
        <draw:line draw:style-name="gr2" draw:text-style-name="P2" draw:layer="layout" svg:x1="14.135cm" svg:y1="12.221cm" svg:x2="14.135cm" svg:y2="12.673cm">
          <text:p/>
        </draw:line>
        <draw:line draw:style-name="gr2" draw:text-style-name="P2" draw:layer="layout" svg:x1="9.497cm" svg:y1="12.673cm" svg:x2="9.497cm" svg:y2="13.124cm">
          <text:p/>
        </draw:line>
        <draw:line draw:style-name="gr2" draw:text-style-name="P2" draw:layer="layout" svg:x1="14.135cm" svg:y1="12.673cm" svg:x2="14.135cm" svg:y2="13.124cm">
          <text:p/>
        </draw:line>
        <draw:line draw:style-name="gr2" draw:text-style-name="P2" draw:layer="layout" svg:x1="9.497cm" svg:y1="13.124cm" svg:x2="9.497cm" svg:y2="13.575cm">
          <text:p/>
        </draw:line>
        <draw:line draw:style-name="gr2" draw:text-style-name="P2" draw:layer="layout" svg:x1="14.135cm" svg:y1="13.124cm" svg:x2="14.135cm" svg:y2="13.575cm">
          <text:p/>
        </draw:line>
        <draw:line draw:style-name="gr2" draw:text-style-name="P2" draw:layer="layout" svg:x1="14.135cm" svg:y1="0.946cm" svg:x2="14.135cm" svg:y2="13.575cm">
          <text:p/>
        </draw:line>
        <draw:frame draw:style-name="gr3" draw:text-style-name="P4" draw:layer="layout" svg:width="1.234cm" svg:height="0.395cm" svg:x="6.56cm" svg:y="0.97cm">
          <draw:text-box>
            <text:p text:style-name="P3"><text:span text:style-name="T1">fast_cfg</text:span></text:p>
          </draw:text-box>
        </draw:frame>
        <draw:frame draw:style-name="gr3" draw:text-style-name="P4" draw:layer="layout" svg:width="1.234cm" svg:height="0.395cm" svg:x="11.195cm" svg:y="0.97cm">
          <draw:text-box>
            <text:p text:style-name="P3"><text:span text:style-name="T1">hac_cfg</text:span></text:p>
          </draw:text-box>
        </draw:frame>
        <draw:frame draw:style-name="gr4" draw:text-style-name="P4" draw:layer="layout" svg:width="2.796cm" svg:height="0.395cm" svg:x="2.02cm" svg:y="1.422cm">
          <draw:text-box>
            <text:p text:style-name="P3"><text:span text:style-name="T1">General summary</text:span></text:p>
          </draw:text-box>
        </draw:frame>
        <draw:frame draw:style-name="gr5" draw:text-style-name="P4" draw:layer="layout" svg:width="2.728cm" svg:height="0.395cm" svg:x="2.066cm" svg:y="1.873cm">
          <draw:text-box>
            <text:p text:style-name="P3"><text:span text:style-name="T1">Mean read length</text:span></text:p>
          </draw:text-box>
        </draw:frame>
        <draw:frame draw:style-name="gr6" draw:text-style-name="P4" draw:layer="layout" svg:width="1.073cm" svg:height="0.395cm" svg:x="6.638cm" svg:y="1.873cm">
          <draw:text-box>
            <text:p text:style-name="P3"><text:span text:style-name="T1">2348.3</text:span></text:p>
          </draw:text-box>
        </draw:frame>
        <draw:frame draw:style-name="gr6" draw:text-style-name="P4" draw:layer="layout" svg:width="1.073cm" svg:height="0.395cm" svg:x="11.273cm" svg:y="1.873cm">
          <draw:text-box>
            <text:p text:style-name="P3"><text:span text:style-name="T1">2363.4</text:span></text:p>
          </draw:text-box>
        </draw:frame>
        <draw:frame draw:style-name="gr7" draw:text-style-name="P4" draw:layer="layout" svg:width="2.788cm" svg:height="0.395cm" svg:x="2.013cm" svg:y="2.325cm">
          <draw:text-box>
            <text:p text:style-name="P3"><text:span text:style-name="T1">Mean read quality</text:span></text:p>
          </draw:text-box>
        </draw:frame>
        <draw:frame draw:style-name="gr8" draw:text-style-name="P4" draw:layer="layout" svg:width="0.489cm" svg:height="0.395cm" svg:x="6.934cm" svg:y="2.325cm">
          <draw:text-box>
            <text:p text:style-name="P3"><text:span text:style-name="T1">8.1</text:span></text:p>
          </draw:text-box>
        </draw:frame>
        <draw:frame draw:style-name="gr8" draw:text-style-name="P4" draw:layer="layout" svg:width="0.489cm" svg:height="0.395cm" svg:x="11.569cm" svg:y="2.325cm">
          <draw:text-box>
            <text:p text:style-name="P3"><text:span text:style-name="T1">9.6</text:span></text:p>
          </draw:text-box>
        </draw:frame>
        <draw:frame draw:style-name="gr9" draw:text-style-name="P4" draw:layer="layout" svg:width="2.999cm" svg:height="0.395cm" svg:x="1.79cm" svg:y="2.777cm">
          <draw:text-box>
            <text:p text:style-name="P3"><text:span text:style-name="T1">Median read length</text:span></text:p>
          </draw:text-box>
        </draw:frame>
        <draw:frame draw:style-name="gr10" draw:text-style-name="P4" draw:layer="layout" svg:width="0.781cm" svg:height="0.395cm" svg:x="6.786cm" svg:y="2.777cm">
          <draw:text-box>
            <text:p text:style-name="P3"><text:span text:style-name="T1">1618</text:span></text:p>
          </draw:text-box>
        </draw:frame>
        <draw:frame draw:style-name="gr10" draw:text-style-name="P4" draw:layer="layout" svg:width="0.781cm" svg:height="0.395cm" svg:x="11.421cm" svg:y="2.777cm">
          <draw:text-box>
            <text:p text:style-name="P3"><text:span text:style-name="T1">1629</text:span></text:p>
          </draw:text-box>
        </draw:frame>
        <draw:frame draw:style-name="gr11" draw:text-style-name="P4" draw:layer="layout" svg:width="3.058cm" svg:height="0.395cm" svg:x="1.737cm" svg:y="3.225cm">
          <draw:text-box>
            <text:p text:style-name="P3"><text:span text:style-name="T1">Median read quality</text:span></text:p>
          </draw:text-box>
        </draw:frame>
        <draw:frame draw:style-name="gr8" draw:text-style-name="P4" draw:layer="layout" svg:width="0.489cm" svg:height="0.395cm" svg:x="6.934cm" svg:y="3.225cm">
          <draw:text-box>
            <text:p text:style-name="P3"><text:span text:style-name="T1">8.4</text:span></text:p>
          </draw:text-box>
        </draw:frame>
        <draw:frame draw:style-name="gr12" draw:text-style-name="P4" draw:layer="layout" svg:width="0.391cm" svg:height="0.395cm" svg:x="11.619cm" svg:y="3.225cm">
          <draw:text-box>
            <text:p text:style-name="P3"><text:span text:style-name="T1">10</text:span></text:p>
          </draw:text-box>
        </draw:frame>
        <draw:frame draw:style-name="gr13" draw:text-style-name="P4" draw:layer="layout" svg:width="2.618cm" svg:height="0.395cm" svg:x="2.193cm" svg:y="3.676cm">
          <draw:text-box>
            <text:p text:style-name="P3"><text:span text:style-name="T1">Number of reads</text:span></text:p>
          </draw:text-box>
        </draw:frame>
        <draw:frame draw:style-name="gr14" draw:text-style-name="P4" draw:layer="layout" svg:width="1.365cm" svg:height="0.395cm" svg:x="6.489cm" svg:y="3.676cm">
          <draw:text-box>
            <text:p text:style-name="P3"><text:span text:style-name="T1">2691092</text:span></text:p>
          </draw:text-box>
        </draw:frame>
        <draw:frame draw:style-name="gr14" draw:text-style-name="P4" draw:layer="layout" svg:width="1.365cm" svg:height="0.395cm" svg:x="11.125cm" svg:y="3.676cm">
          <draw:text-box>
            <text:p text:style-name="P3"><text:span text:style-name="T1">2691092</text:span></text:p>
          </draw:text-box>
        </draw:frame>
        <draw:frame draw:style-name="gr15" draw:text-style-name="P4" draw:layer="layout" svg:width="2.631cm" svg:height="0.395cm" svg:x="2.164cm" svg:y="4.128cm">
          <draw:text-box>
            <text:p text:style-name="P3"><text:span text:style-name="T1">Read length N50</text:span></text:p>
          </draw:text-box>
        </draw:frame>
        <draw:frame draw:style-name="gr10" draw:text-style-name="P4" draw:layer="layout" svg:width="0.781cm" svg:height="0.395cm" svg:x="6.786cm" svg:y="4.128cm">
          <draw:text-box>
            <text:p text:style-name="P3"><text:span text:style-name="T1">3727</text:span></text:p>
          </draw:text-box>
        </draw:frame>
        <draw:frame draw:style-name="gr10" draw:text-style-name="P4" draw:layer="layout" svg:width="0.781cm" svg:height="0.395cm" svg:x="11.421cm" svg:y="4.128cm">
          <draw:text-box>
            <text:p text:style-name="P3"><text:span text:style-name="T1">3758</text:span></text:p>
          </draw:text-box>
        </draw:frame>
        <draw:frame draw:style-name="gr16" draw:text-style-name="P4" draw:layer="layout" svg:width="3.02cm" svg:height="0.395cm" svg:x="1.773cm" svg:y="4.579cm">
          <draw:text-box>
            <text:p text:style-name="P3"><text:span text:style-name="T1">STDEV read length</text:span></text:p>
          </draw:text-box>
        </draw:frame>
        <draw:frame draw:style-name="gr6" draw:text-style-name="P4" draw:layer="layout" svg:width="1.073cm" svg:height="0.395cm" svg:x="6.638cm" svg:y="4.579cm">
          <draw:text-box>
            <text:p text:style-name="P3"><text:span text:style-name="T1">2482.2</text:span></text:p>
          </draw:text-box>
        </draw:frame>
        <draw:frame draw:style-name="gr6" draw:text-style-name="P4" draw:layer="layout" svg:width="1.073cm" svg:height="0.395cm" svg:x="11.273cm" svg:y="4.579cm">
          <draw:text-box>
            <text:p text:style-name="P3"><text:span text:style-name="T1">2397.5</text:span></text:p>
          </draw:text-box>
        </draw:frame>
        <draw:frame draw:style-name="gr17" draw:text-style-name="P4" draw:layer="layout" svg:width="1.818cm" svg:height="0.395cm" svg:x="2.993cm" svg:y="5.031cm">
          <draw:text-box>
            <text:p text:style-name="P3"><text:span text:style-name="T1">Total bases</text:span></text:p>
          </draw:text-box>
        </draw:frame>
        <draw:frame draw:style-name="gr18" draw:text-style-name="P4" draw:layer="layout" svg:width="1.949cm" svg:height="0.395cm" svg:x="6.193cm" svg:y="5.031cm">
          <draw:text-box>
            <text:p text:style-name="P3"><text:span text:style-name="T1">6319529924</text:span></text:p>
          </draw:text-box>
        </draw:frame>
        <draw:frame draw:style-name="gr18" draw:text-style-name="P4" draw:layer="layout" svg:width="1.949cm" svg:height="0.395cm" svg:x="10.829cm" svg:y="5.031cm">
          <draw:text-box>
            <text:p text:style-name="P3"><text:span text:style-name="T1">6360216577</text:span></text:p>
          </draw:text-box>
        </draw:frame>
        <draw:frame draw:style-name="gr19" draw:text-style-name="P4" draw:layer="layout" svg:width="4.358cm" svg:height="0.395cm" svg:x="0.436cm" svg:y="5.482cm">
          <draw:text-box>
            <text:p text:style-name="P3"><text:span text:style-name="T1">Nr_perc_Mbp_reads_above</text:span></text:p>
          </draw:text-box>
        </draw:frame>
        <draw:frame draw:style-name="gr20" draw:text-style-name="P4" draw:layer="layout" svg:width="9.565cm" svg:height="0.395cm" svg:x="4.15cm" svg:y="5.93cm">
          <draw:text-box>
            <text:p text:style-name="P3"><text:span text:style-name="T1">&gt;Q5 <text:s text:c="4"/>2491448 (92.6%) 5892.9Mb <text:s text:c="12"/>2527044 (93.9%) 6035.6Mb</text:span></text:p>
          </draw:text-box>
        </draw:frame>
        <draw:frame draw:style-name="gr20" draw:text-style-name="P4" draw:layer="layout" svg:width="9.565cm" svg:height="0.395cm" svg:x="4.15cm" svg:y="6.382cm">
          <draw:text-box>
            <text:p text:style-name="P3"><text:span text:style-name="T1">&gt;Q7 <text:s text:c="4"/>2020175 (75.1%) 4836.4Mb <text:s text:c="12"/>2254667 (83.8%) 5445.2Mb</text:span></text:p>
          </draw:text-box>
        </draw:frame>
        <draw:frame draw:style-name="gr21" draw:text-style-name="P4" draw:layer="layout" svg:width="0.87cm" svg:height="0.395cm" svg:x="3.949cm" svg:y="6.834cm">
          <draw:text-box>
            <text:p text:style-name="P3"><text:span text:style-name="T1">&gt;Q10</text:span></text:p>
          </draw:text-box>
        </draw:frame>
        <draw:frame draw:style-name="gr22" draw:text-style-name="P4" draw:layer="layout" svg:width="3.96cm" svg:height="0.395cm" svg:x="5.181cm" svg:y="6.834cm">
          <draw:text-box>
            <text:p text:style-name="P3"><text:span text:style-name="T1">285906 (10.6%) </text:span><text:span text:style-name="T2">600.7Mb</text:span></text:p>
          </draw:text-box>
        </draw:frame>
        <draw:frame draw:style-name="gr23" draw:text-style-name="P4" draw:layer="layout" svg:width="4.35cm" svg:height="0.395cm" svg:x="9.619cm" svg:y="6.834cm">
          <draw:text-box>
            <text:p text:style-name="P3"><text:span text:style-name="T1">1347639 (50.1%) </text:span><text:span text:style-name="T2">3453.2Mb</text:span></text:p>
          </draw:text-box>
        </draw:frame>
        <draw:frame draw:style-name="gr21" draw:text-style-name="P4" draw:layer="layout" svg:width="0.87cm" svg:height="0.395cm" svg:x="3.949cm" svg:y="7.285cm">
          <draw:text-box>
            <text:p text:style-name="P3"><text:span text:style-name="T1">&gt;Q12</text:span></text:p>
          </draw:text-box>
        </draw:frame>
        <draw:frame draw:style-name="gr24" draw:text-style-name="P4" draw:layer="layout" svg:width="3.181cm" svg:height="0.395cm" svg:x="5.576cm" svg:y="7.285cm">
          <draw:text-box>
            <text:p text:style-name="P3"><text:span text:style-name="T1">7020 (0.3%) 10.9Mb</text:span></text:p>
          </draw:text-box>
        </draw:frame>
        <draw:frame draw:style-name="gr22" draw:text-style-name="P4" draw:layer="layout" svg:width="3.96cm" svg:height="0.395cm" svg:x="9.816cm" svg:y="7.285cm">
          <draw:text-box>
            <text:p text:style-name="P3"><text:span text:style-name="T1">378188 (14.1%) 966.7Mb</text:span></text:p>
          </draw:text-box>
        </draw:frame>
        <draw:frame draw:style-name="gr21" draw:text-style-name="P4" draw:layer="layout" svg:width="0.87cm" svg:height="0.395cm" svg:x="3.949cm" svg:y="7.737cm">
          <draw:text-box>
            <text:p text:style-name="P3"><text:span text:style-name="T1">&gt;Q15</text:span></text:p>
          </draw:text-box>
        </draw:frame>
        <draw:frame draw:style-name="gr25" draw:text-style-name="P4" draw:layer="layout" svg:width="2.402cm" svg:height="0.395cm" svg:x="5.971cm" svg:y="7.737cm">
          <draw:text-box>
            <text:p text:style-name="P3"><text:span text:style-name="T1">1 (0.0%) 0.0Mb</text:span></text:p>
          </draw:text-box>
        </draw:frame>
        <draw:frame draw:style-name="gr26" draw:text-style-name="P4" draw:layer="layout" svg:width="3.376cm" svg:height="0.395cm" svg:x="10.112cm" svg:y="7.737cm">
          <draw:text-box>
            <text:p text:style-name="P3"><text:span text:style-name="T1">10812 (0.4%) 24.9Mb</text:span></text:p>
          </draw:text-box>
        </draw:frame>
        <draw:frame draw:style-name="gr27" draw:text-style-name="P4" draw:layer="layout" svg:width="1.467cm" svg:height="0.395cm" svg:x="3.35cm" svg:y="8.188cm">
          <draw:text-box>
            <text:p text:style-name="P3"><text:span text:style-name="T1">Top_5_Q</text:span></text:p>
          </draw:text-box>
        </draw:frame>
        <draw:frame draw:style-name="gr28" draw:text-style-name="P4" draw:layer="layout" svg:width="0.352cm" svg:height="0.395cm" svg:x="4.627cm" svg:y="8.64cm">
          <draw:text-box>
            <text:p text:style-name="P3"><text:span text:style-name="T1">1</text:span></text:p>
          </draw:text-box>
        </draw:frame>
        <draw:frame draw:style-name="gr29" draw:text-style-name="P4" draw:layer="layout" svg:width="1.602cm" svg:height="0.395cm" svg:x="6.373cm" svg:y="8.64cm">
          <draw:text-box>
            <text:p text:style-name="P3"><text:span text:style-name="T1">15.6 (193)</text:span></text:p>
          </draw:text-box>
        </draw:frame>
        <draw:frame draw:style-name="gr30" draw:text-style-name="P4" draw:layer="layout" svg:width="1.797cm" svg:height="0.395cm" svg:x="10.91cm" svg:y="8.64cm">
          <draw:text-box>
            <text:p text:style-name="P3"><text:span text:style-name="T1">19.2 (1665)</text:span></text:p>
          </draw:text-box>
        </draw:frame>
        <draw:frame draw:style-name="gr28" draw:text-style-name="P4" draw:layer="layout" svg:width="0.352cm" svg:height="0.395cm" svg:x="4.627cm" svg:y="9.088cm">
          <draw:text-box>
            <text:p text:style-name="P3"><text:span text:style-name="T1">2</text:span></text:p>
          </draw:text-box>
        </draw:frame>
        <draw:frame draw:style-name="gr29" draw:text-style-name="P4" draw:layer="layout" svg:width="1.602cm" svg:height="0.395cm" svg:x="6.373cm" svg:y="9.088cm">
          <draw:text-box>
            <text:p text:style-name="P3"><text:span text:style-name="T1">14.9 (407)</text:span></text:p>
          </draw:text-box>
        </draw:frame>
        <draw:frame draw:style-name="gr29" draw:text-style-name="P4" draw:layer="layout" svg:width="1.602cm" svg:height="0.395cm" svg:x="11.008cm" svg:y="9.088cm">
          <draw:text-box>
            <text:p text:style-name="P3"><text:span text:style-name="T1">19.1 (410)</text:span></text:p>
          </draw:text-box>
        </draw:frame>
        <draw:frame draw:style-name="gr28" draw:text-style-name="P4" draw:layer="layout" svg:width="0.352cm" svg:height="0.395cm" svg:x="4.627cm" svg:y="9.539cm">
          <draw:text-box>
            <text:p text:style-name="P3"><text:span text:style-name="T1">3</text:span></text:p>
          </draw:text-box>
        </draw:frame>
        <draw:frame draw:style-name="gr29" draw:text-style-name="P4" draw:layer="layout" svg:width="1.602cm" svg:height="0.395cm" svg:x="6.373cm" svg:y="9.539cm">
          <draw:text-box>
            <text:p text:style-name="P3"><text:span text:style-name="T1">14.9 (772)</text:span></text:p>
          </draw:text-box>
        </draw:frame>
        <draw:frame draw:style-name="gr29" draw:text-style-name="P4" draw:layer="layout" svg:width="1.602cm" svg:height="0.395cm" svg:x="11.008cm" svg:y="9.539cm">
          <draw:text-box>
            <text:p text:style-name="P3"><text:span text:style-name="T1">18.7 (326)</text:span></text:p>
          </draw:text-box>
        </draw:frame>
        <draw:frame draw:style-name="gr28" draw:text-style-name="P4" draw:layer="layout" svg:width="0.352cm" svg:height="0.395cm" svg:x="4.627cm" svg:y="9.991cm">
          <draw:text-box>
            <text:p text:style-name="P3"><text:span text:style-name="T1">4</text:span></text:p>
          </draw:text-box>
        </draw:frame>
        <draw:frame draw:style-name="gr29" draw:text-style-name="P4" draw:layer="layout" svg:width="1.602cm" svg:height="0.395cm" svg:x="6.373cm" svg:y="9.991cm">
          <draw:text-box>
            <text:p text:style-name="P3"><text:span text:style-name="T1">14.8 (202)</text:span></text:p>
          </draw:text-box>
        </draw:frame>
        <draw:frame draw:style-name="gr29" draw:text-style-name="P4" draw:layer="layout" svg:width="1.602cm" svg:height="0.395cm" svg:x="11.008cm" svg:y="9.991cm">
          <draw:text-box>
            <text:p text:style-name="P3"><text:span text:style-name="T1">18.7 (635)</text:span></text:p>
          </draw:text-box>
        </draw:frame>
        <draw:frame draw:style-name="gr28" draw:text-style-name="P4" draw:layer="layout" svg:width="0.352cm" svg:height="0.395cm" svg:x="4.627cm" svg:y="10.442cm">
          <draw:text-box>
            <text:p text:style-name="P3"><text:span text:style-name="T1">5</text:span></text:p>
          </draw:text-box>
        </draw:frame>
        <draw:frame draw:style-name="gr29" draw:text-style-name="P4" draw:layer="layout" svg:width="1.602cm" svg:height="0.395cm" svg:x="6.373cm" svg:y="10.442cm">
          <draw:text-box>
            <text:p text:style-name="P3"><text:span text:style-name="T1">14.7 (858)</text:span></text:p>
          </draw:text-box>
        </draw:frame>
        <draw:frame draw:style-name="gr30" draw:text-style-name="P4" draw:layer="layout" svg:width="1.797cm" svg:height="0.395cm" svg:x="10.91cm" svg:y="10.442cm">
          <draw:text-box>
            <text:p text:style-name="P3"><text:span text:style-name="T1">18.7 (1232)</text:span></text:p>
          </draw:text-box>
        </draw:frame>
        <draw:frame draw:style-name="gr31" draw:text-style-name="P4" draw:layer="layout" svg:width="2.144cm" svg:height="0.395cm" svg:x="2.655cm" svg:y="10.894cm">
          <draw:text-box>
            <text:p text:style-name="P3"><text:span text:style-name="T1">Top_5_length</text:span></text:p>
          </draw:text-box>
        </draw:frame>
        <draw:frame draw:style-name="gr28" draw:text-style-name="P4" draw:layer="layout" svg:width="0.352cm" svg:height="0.395cm" svg:x="4.627cm" svg:y="11.346cm">
          <draw:text-box>
            <text:p text:style-name="P3"><text:span text:style-name="T1">1</text:span></text:p>
          </draw:text-box>
        </draw:frame>
        <draw:frame draw:style-name="gr32" draw:text-style-name="P4" draw:layer="layout" svg:width="1.992cm" svg:height="0.395cm" svg:x="6.175cm" svg:y="11.346cm">
          <draw:text-box>
            <text:p text:style-name="P3"><text:span text:style-name="T1">557519 (3.8)</text:span></text:p>
          </draw:text-box>
        </draw:frame>
        <draw:frame draw:style-name="gr32" draw:text-style-name="P4" draw:layer="layout" svg:width="1.992cm" svg:height="0.395cm" svg:x="10.811cm" svg:y="11.346cm">
          <draw:text-box>
            <text:p text:style-name="P3"><text:span text:style-name="T1">459153 (3.6)</text:span></text:p>
          </draw:text-box>
        </draw:frame>
        <draw:frame draw:style-name="gr28" draw:text-style-name="P4" draw:layer="layout" svg:width="0.352cm" svg:height="0.395cm" svg:x="4.627cm" svg:y="11.794cm">
          <draw:text-box>
            <text:p text:style-name="P3"><text:span text:style-name="T1">2</text:span></text:p>
          </draw:text-box>
        </draw:frame>
        <draw:frame draw:style-name="gr32" draw:text-style-name="P4" draw:layer="layout" svg:width="1.992cm" svg:height="0.395cm" svg:x="6.175cm" svg:y="11.794cm">
          <draw:text-box>
            <text:p text:style-name="P3"><text:span text:style-name="T1">506287 (3.4)</text:span></text:p>
          </draw:text-box>
        </draw:frame>
        <draw:frame draw:style-name="gr32" draw:text-style-name="P4" draw:layer="layout" svg:width="1.992cm" svg:height="0.395cm" svg:x="10.811cm" svg:y="11.794cm">
          <draw:text-box>
            <text:p text:style-name="P3"><text:span text:style-name="T1">391973 (4.2)</text:span></text:p>
          </draw:text-box>
        </draw:frame>
        <draw:frame draw:style-name="gr28" draw:text-style-name="P4" draw:layer="layout" svg:width="0.352cm" svg:height="0.395cm" svg:x="4.627cm" svg:y="12.245cm">
          <draw:text-box>
            <text:p text:style-name="P3"><text:span text:style-name="T1">3</text:span></text:p>
          </draw:text-box>
        </draw:frame>
        <draw:frame draw:style-name="gr32" draw:text-style-name="P4" draw:layer="layout" svg:width="1.992cm" svg:height="0.395cm" svg:x="6.175cm" svg:y="12.245cm">
          <draw:text-box>
            <text:p text:style-name="P3"><text:span text:style-name="T1">481452 (4.1)</text:span></text:p>
          </draw:text-box>
        </draw:frame>
        <draw:frame draw:style-name="gr32" draw:text-style-name="P4" draw:layer="layout" svg:width="1.992cm" svg:height="0.395cm" svg:x="10.811cm" svg:y="12.245cm">
          <draw:text-box>
            <text:p text:style-name="P3"><text:span text:style-name="T1">314687 (3.5)</text:span></text:p>
          </draw:text-box>
        </draw:frame>
        <draw:frame draw:style-name="gr28" draw:text-style-name="P4" draw:layer="layout" svg:width="0.352cm" svg:height="0.395cm" svg:x="4.627cm" svg:y="12.697cm">
          <draw:text-box>
            <text:p text:style-name="P3"><text:span text:style-name="T1">4</text:span></text:p>
          </draw:text-box>
        </draw:frame>
        <draw:frame draw:style-name="gr32" draw:text-style-name="P4" draw:layer="layout" svg:width="1.992cm" svg:height="0.395cm" svg:x="6.175cm" svg:y="12.697cm">
          <draw:text-box>
            <text:p text:style-name="P3"><text:span text:style-name="T1">421418 (5.4)</text:span></text:p>
          </draw:text-box>
        </draw:frame>
        <draw:frame draw:style-name="gr32" draw:text-style-name="P4" draw:layer="layout" svg:width="1.992cm" svg:height="0.395cm" svg:x="10.811cm" svg:y="12.697cm">
          <draw:text-box>
            <text:p text:style-name="P3"><text:span text:style-name="T1">313873 (3.1)</text:span></text:p>
          </draw:text-box>
        </draw:frame>
        <draw:frame draw:style-name="gr28" draw:text-style-name="P4" draw:layer="layout" svg:width="0.352cm" svg:height="0.395cm" svg:x="4.627cm" svg:y="13.148cm">
          <draw:text-box>
            <text:p text:style-name="P3"><text:span text:style-name="T1">5</text:span></text:p>
          </draw:text-box>
        </draw:frame>
        <draw:frame draw:style-name="gr32" draw:text-style-name="P4" draw:layer="layout" svg:width="1.992cm" svg:height="0.395cm" svg:x="6.175cm" svg:y="13.148cm">
          <draw:text-box>
            <text:p text:style-name="P3"><text:span text:style-name="T1">382561 (4.1)</text:span></text:p>
          </draw:text-box>
        </draw:frame>
        <draw:frame draw:style-name="gr32" draw:text-style-name="P4" draw:layer="layout" svg:width="1.992cm" svg:height="0.395cm" svg:x="10.811cm" svg:y="13.148cm">
          <draw:text-box>
            <text:p text:style-name="P3"><text:span text:style-name="T1">290178 (3.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cm" fo:margin-bottom="1cm" fo:margin-left="1.9cm" fo:margin-right="1cm" fo:page-width="14.478cm" fo:page-height="14.4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7T13:50:13.985934826</dc:date>
    <meta:editing-duration>PT4M8S</meta:editing-duration>
    <meta:editing-cycles>2</meta:editing-cycles>
    <meta:generator>LibreOffice/6.1.5.2$Linux_X86_64 LibreOffice_project/10$Build-2</meta:generator>
    <meta:document-statistic meta:object-count="142"/>
  </office:meta>
</office:document-meta>
</file>